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instr</text:p>
          </table:table-cell>
          <table:table-cell table:style-name="Default" office:value-type="string" calcext:value-type="string">
            <text:p>full name</text:p>
          </table:table-cell>
          <table:table-cell table:style-name="Default" office:value-type="string" calcext:value-type="string">
            <text:p>syntax</text:p>
          </table:table-cell>
          <table:table-cell table:style-name="Default" office:value-type="string" calcext:value-type="string">
            <text:p>meaning</text:p>
          </table:table-cell>
          <table:table-cell table:style-name="Default"/>
          <table:table-cell table:style-name="Default" office:value-type="string" calcext:value-type="string">
            <text:p>len</text:p>
          </table:table-cell>
          <table:table-cell table:style-name="Default" office:value-type="string" calcext:value-type="string">
            <text:p>opcode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GRAB</text:p>
          </table:table-cell>
          <table:table-cell table:style-name="Default" office:value-type="string" calcext:value-type="string">
            <text:p>GRAB X, N</text:p>
          </table:table-cell>
          <table:table-cell table:style-name="Default" office:value-type="string" calcext:value-type="string">
            <text:p>Read X from mem[N]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OFFER</text:p>
          </table:table-cell>
          <table:table-cell table:style-name="Default" office:value-type="string" calcext:value-type="string">
            <text:p>OFFER X, N</text:p>
          </table:table-cell>
          <table:table-cell table:style-name="Default" office:value-type="string" calcext:value-type="string">
            <text:p>Write X to mem[N]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RECEIVE</text:p>
          </table:table-cell>
          <table:table-cell table:style-name="Default" office:value-type="string" calcext:value-type="string">
            <text:p>RECEIVE X</text:p>
          </table:table-cell>
          <table:table-cell table:style-name="Default" office:value-type="string" calcext:value-type="string">
            <text:p>Read from input stream to X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RANCH</text:p>
          </table:table-cell>
          <table:table-cell table:style-name="Default" office:value-type="string" calcext:value-type="string">
            <text:p>BRANCH X == 0, N</text:p>
          </table:table-cell>
          <table:table-cell table:style-name="Default" office:value-type="string" calcext:value-type="string">
            <text:p>If X == 0 goto instruction N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NCREASE</text:p>
          </table:table-cell>
          <table:table-cell table:style-name="Default" office:value-type="string" calcext:value-type="string">
            <text:p>INCREASE X, N</text:p>
          </table:table-cell>
          <table:table-cell table:style-name="Default" office:value-type="string" calcext:value-type="string">
            <text:p>Add N to X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TRANSMIT</text:p>
          </table:table-cell>
          <table:table-cell table:style-name="Default" office:value-type="string" calcext:value-type="string">
            <text:p>TRANSMIT X</text:p>
          </table:table-cell>
          <table:table-cell table:style-name="Default" office:value-type="string" calcext:value-type="string">
            <text:p>Write X to output stream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ET</text:p>
          </table:table-cell>
          <table:table-cell table:style-name="Default" office:value-type="string" calcext:value-type="string">
            <text:p>SET X ← N</text:p>
          </table:table-cell>
          <table:table-cell table:style-name="Default" office:value-type="string" calcext:value-type="string">
            <text:p>Set X to N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ADD X, N</text:p>
          </table:table-cell>
          <table:table-cell table:style-name="Default" office:value-type="string" calcext:value-type="string">
            <text:p>Add mem[N] to X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GRAB</text:p>
          </table:table-cell>
          <table:table-cell table:style-name="Default" office:value-type="string" calcext:value-type="string">
            <text:p>GRAB X, [N]</text:p>
          </table:table-cell>
          <table:table-cell table:style-name="Default" office:value-type="string" calcext:value-type="string">
            <text:p>Read X from mem[mem[N]]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OFFER</text:p>
          </table:table-cell>
          <table:table-cell table:style-name="Default" office:value-type="string" calcext:value-type="string">
            <text:p>OFFER X, [N]</text:p>
          </table:table-cell>
          <table:table-cell table:style-name="Default" office:value-type="string" calcext:value-type="string">
            <text:p>Write X to mem[mem[N]]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RECEIVE</text:p>
          </table:table-cell>
          <table:table-cell table:style-name="Default" office:value-type="string" calcext:value-type="string">
            <text:p>RECEIVE [N]</text:p>
          </table:table-cell>
          <table:table-cell table:style-name="Default" office:value-type="string" calcext:value-type="string">
            <text:p>Read from input stream into mem[N]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BRANCH</text:p>
          </table:table-cell>
          <table:table-cell table:style-name="Default" office:value-type="string" calcext:value-type="string">
            <text:p>BRANCH X == 0, [N]</text:p>
          </table:table-cell>
          <table:table-cell table:style-name="Default" office:value-type="string" calcext:value-type="string">
            <text:p>If X == 0 goto instruction mem[N]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NCREASE</text:p>
          </table:table-cell>
          <table:table-cell table:style-name="Default" office:value-type="string" calcext:value-type="string">
            <text:p>INCREASE [N], X</text:p>
          </table:table-cell>
          <table:table-cell table:style-name="Default" office:value-type="string" calcext:value-type="string">
            <text:p>mem[N] = mem[N] + X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TRANSMIT</text:p>
          </table:table-cell>
          <table:table-cell table:style-name="Default" office:value-type="string" calcext:value-type="string">
            <text:p>TRANSMIT [N]</text:p>
          </table:table-cell>
          <table:table-cell table:style-name="Default" office:value-type="string" calcext:value-type="string">
            <text:p>Write mem[N] to output stream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ET</text:p>
          </table:table-cell>
          <table:table-cell table:style-name="Default" office:value-type="string" calcext:value-type="string">
            <text:p>SET X ← X XOR [N]</text:p>
          </table:table-cell>
          <table:table-cell table:style-name="Default" office:value-type="string" calcext:value-type="string">
            <text:p>X = X XOR mem[N]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ADD X, [N]</text:p>
          </table:table-cell>
          <table:table-cell table:style-name="Default" office:value-type="string" calcext:value-type="string">
            <text:p>Add mem[mem[N]] to X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table:number-columns-repeated="16"/>
          <table:table-cell table:number-columns-repeated="4"/>
        </table:table-row>
        <table:table-row table:style-name="ro1">
          <table:table-cell table:style-name="Default" office:value-type="string" calcext:value-type="string">
            <text:p>instr</text:p>
          </table:table-cell>
          <table:table-cell table:style-name="Default" office:value-type="string" calcext:value-type="string">
            <text:p>opcode</text:p>
          </table:table-cell>
          <table:table-cell table:style-name="Default" office:value-type="string" calcext:value-type="string">
            <text:p>T-state</text:p>
          </table:table-cell>
          <table:table-cell table:style-name="Default" office:value-type="string" calcext:value-type="string">
            <text:p>dsel</text:p>
          </table:table-cell>
          <table:table-cell table:style-name="Default" office:value-type="string" calcext:value-type="string">
            <text:p>addrsel</text:p>
          </table:table-cell>
          <table:table-cell table:style-name="Default" office:value-type="string" calcext:value-type="string">
            <text:p>aluop</text:p>
          </table:table-cell>
          <table:table-cell table:style-name="Default" office:value-type="string" calcext:value-type="string">
            <text:p>incrpc</text:p>
          </table:table-cell>
          <table:table-cell table:style-name="Default" office:value-type="string" calcext:value-type="string">
            <text:p>loadpc</text:p>
          </table:table-cell>
          <table:table-cell table:style-name="Default" office:value-type="string" calcext:value-type="string">
            <text:p>loadptr</text:p>
          </table:table-cell>
          <table:table-cell table:style-name="Default" office:value-type="string" calcext:value-type="string">
            <text:p>loadx</text:p>
          </table:table-cell>
          <table:table-cell table:style-name="Default" office:value-type="string" calcext:value-type="string">
            <text:p>loadmem</text:p>
          </table:table-cell>
          <table:table-cell table:style-name="Default" office:value-type="string" calcext:value-type="string">
            <text:p>loadir</text:p>
          </table:table-cell>
          <table:table-cell table:style-name="Default" office:value-type="string" calcext:value-type="string">
            <text:p>nextchar</text:p>
          </table:table-cell>
          <table:table-cell table:style-name="Default" office:value-type="string" calcext:value-type="string">
            <text:p>putchar</text:p>
          </table:table-cell>
          <table:table-cell table:style-name="Default" office:value-type="string" calcext:value-type="string">
            <text:p>waitchar</text:p>
          </table:table-cell>
          <table:table-cell table:style-name="Default" office:value-type="string" calcext:value-type="string">
            <text:p>nextinstr</text:p>
          </table:table-cell>
          <table:table-cell office:value-type="string" calcext:value-type="string">
            <text:p>add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dr hex</text:p>
          </table:table-cell>
          <table:table-cell office:value-type="string" calcext:value-type="string">
            <text:p>data hex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xxxx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0]&amp;[.C20]" office:value-type="string" office:string-value="xxxx00" calcext:value-type="string">
            <text:p>xxxx00</text:p>
          </table:table-cell>
          <table:table-cell table:formula="of:=[.D20]&amp;[.E20]&amp;[.F20]&amp;[.G20]&amp;[.H20]&amp;[.I20]&amp;[.J20]&amp;[.K20]&amp;[.L20]&amp;[.M20]&amp;[.N20]&amp;[.O20]&amp;[.P20]" office:value-type="string" office:string-value="00001000010000" calcext:value-type="string">
            <text:p>00001000010000</text:p>
          </table:table-cell>
          <table:table-cell/>
          <table:table-cell table:formula="of:=BASE(DECIMAL([.D20]&amp;[.E20]&amp;[.F20]&amp;[.G20]&amp;[.H20]&amp;[.I20]&amp;[.J20]&amp;[.K20]&amp;[.L20]&amp;[.M20]&amp;[.N20]&amp;[.O20]&amp;[.P20];2);16;4)" office:value-type="string" office:string-value="0210" calcext:value-type="string">
            <text:p>021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3]&amp;[.C23]" office:value-type="string" office:string-value="000001" calcext:value-type="string">
            <text:p>000001</text:p>
          </table:table-cell>
          <table:table-cell table:formula="of:=[.D23]&amp;[.E23]&amp;[.F23]&amp;[.G23]&amp;[.H23]&amp;[.I23]&amp;[.J23]&amp;[.K23]&amp;[.L23]&amp;[.M23]&amp;[.N23]&amp;[.O23]&amp;[.P23]" office:value-type="string" office:string-value="00000010000000" calcext:value-type="string">
            <text:p>00000010000000</text:p>
          </table:table-cell>
          <table:table-cell table:formula="of:=BASE(DECIMAL([.B23]&amp;[.C23];2); 16;2)" office:value-type="string" office:string-value="01" calcext:value-type="string">
            <text:p>01</text:p>
          </table:table-cell>
          <table:table-cell table:formula="of:=BASE(DECIMAL([.D23]&amp;[.E23]&amp;[.F23]&amp;[.G23]&amp;[.H23]&amp;[.I23]&amp;[.J23]&amp;[.K23]&amp;[.L23]&amp;[.M23]&amp;[.N23]&amp;[.O23]&amp;[.P23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4]&amp;[.C24]" office:value-type="string" office:string-value="000010" calcext:value-type="string">
            <text:p>000010</text:p>
          </table:table-cell>
          <table:table-cell table:formula="of:=[.D24]&amp;[.E24]&amp;[.F24]&amp;[.G24]&amp;[.H24]&amp;[.I24]&amp;[.J24]&amp;[.K24]&amp;[.L24]&amp;[.M24]&amp;[.N24]&amp;[.O24]&amp;[.P24]" office:value-type="string" office:string-value="00101001000001" calcext:value-type="string">
            <text:p>00101001000001</text:p>
          </table:table-cell>
          <table:table-cell table:formula="of:=BASE(DECIMAL([.B24]&amp;[.C24];2); 16;2)" office:value-type="string" office:string-value="02" calcext:value-type="string">
            <text:p>02</text:p>
          </table:table-cell>
          <table:table-cell table:formula="of:=BASE(DECIMAL([.D24]&amp;[.E24]&amp;[.F24]&amp;[.G24]&amp;[.H24]&amp;[.I24]&amp;[.J24]&amp;[.K24]&amp;[.L24]&amp;[.M24]&amp;[.N24]&amp;[.O24]&amp;[.P24];2);16;4)" office:value-type="string" office:string-value="0A41" calcext:value-type="string">
            <text:p>0A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5]&amp;[.C25]" office:value-type="string" office:string-value="000101" calcext:value-type="string">
            <text:p>000101</text:p>
          </table:table-cell>
          <table:table-cell table:formula="of:=[.D25]&amp;[.E25]&amp;[.F25]&amp;[.G25]&amp;[.H25]&amp;[.I25]&amp;[.J25]&amp;[.K25]&amp;[.L25]&amp;[.M25]&amp;[.N25]&amp;[.O25]&amp;[.P25]" office:value-type="string" office:string-value="00000010000000" calcext:value-type="string">
            <text:p>00000010000000</text:p>
          </table:table-cell>
          <table:table-cell table:formula="of:=BASE(DECIMAL([.B25]&amp;[.C25];2); 16;2)" office:value-type="string" office:string-value="05" calcext:value-type="string">
            <text:p>05</text:p>
          </table:table-cell>
          <table:table-cell table:formula="of:=BASE(DECIMAL([.D25]&amp;[.E25]&amp;[.F25]&amp;[.G25]&amp;[.H25]&amp;[.I25]&amp;[.J25]&amp;[.K25]&amp;[.L25]&amp;[.M25]&amp;[.N25]&amp;[.O25]&amp;[.P25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6]&amp;[.C26]" office:value-type="string" office:string-value="000110" calcext:value-type="string">
            <text:p>000110</text:p>
          </table:table-cell>
          <table:table-cell table:formula="of:=[.D26]&amp;[.E26]&amp;[.F26]&amp;[.G26]&amp;[.H26]&amp;[.I26]&amp;[.J26]&amp;[.K26]&amp;[.L26]&amp;[.M26]&amp;[.N26]&amp;[.O26]&amp;[.P26]" office:value-type="string" office:string-value="11101000100001" calcext:value-type="string">
            <text:p>11101000100001</text:p>
          </table:table-cell>
          <table:table-cell table:formula="of:=BASE(DECIMAL([.B26]&amp;[.C26];2); 16;2)" office:value-type="string" office:string-value="06" calcext:value-type="string">
            <text:p>06</text:p>
          </table:table-cell>
          <table:table-cell table:formula="of:=BASE(DECIMAL([.D26]&amp;[.E26]&amp;[.F26]&amp;[.G26]&amp;[.H26]&amp;[.I26]&amp;[.J26]&amp;[.K26]&amp;[.L26]&amp;[.M26]&amp;[.N26]&amp;[.O26]&amp;[.P26];2);16;4)" office:value-type="string" office:string-value="3A21" calcext:value-type="string">
            <text:p>3A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7]&amp;[.C27]" office:value-type="string" office:string-value="001001" calcext:value-type="string">
            <text:p>001001</text:p>
          </table:table-cell>
          <table:table-cell table:formula="of:=[.D27]&amp;[.E27]&amp;[.F27]&amp;[.G27]&amp;[.H27]&amp;[.I27]&amp;[.J27]&amp;[.K27]&amp;[.L27]&amp;[.M27]&amp;[.N27]&amp;[.O27]&amp;[.P27]" office:value-type="string" office:string-value="00000000000010" calcext:value-type="string">
            <text:p>00000000000010</text:p>
          </table:table-cell>
          <table:table-cell table:formula="of:=BASE(DECIMAL([.B27]&amp;[.C27];2); 16;2)" office:value-type="string" office:string-value="09" calcext:value-type="string">
            <text:p>09</text:p>
          </table:table-cell>
          <table:table-cell table:formula="of:=BASE(DECIMAL([.D27]&amp;[.E27]&amp;[.F27]&amp;[.G27]&amp;[.H27]&amp;[.I27]&amp;[.J27]&amp;[.K27]&amp;[.L27]&amp;[.M27]&amp;[.N27]&amp;[.O27]&amp;[.P27];2);16;4)" office:value-type="string" office:string-value="0002" calcext:value-type="string">
            <text:p>00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8]&amp;[.C28]" office:value-type="string" office:string-value="001010" calcext:value-type="string">
            <text:p>001010</text:p>
          </table:table-cell>
          <table:table-cell table:formula="of:=[.D28]&amp;[.E28]&amp;[.F28]&amp;[.G28]&amp;[.H28]&amp;[.I28]&amp;[.J28]&amp;[.K28]&amp;[.L28]&amp;[.M28]&amp;[.N28]&amp;[.O28]&amp;[.P28]" office:value-type="string" office:string-value="01001001001001" calcext:value-type="string">
            <text:p>01001001001001</text:p>
          </table:table-cell>
          <table:table-cell table:formula="of:=BASE(DECIMAL([.B28]&amp;[.C28];2); 16;2)" office:value-type="string" office:string-value="0A" calcext:value-type="string">
            <text:p>0A</text:p>
          </table:table-cell>
          <table:table-cell table:formula="of:=BASE(DECIMAL([.D28]&amp;[.E28]&amp;[.F28]&amp;[.G28]&amp;[.H28]&amp;[.I28]&amp;[.J28]&amp;[.K28]&amp;[.L28]&amp;[.M28]&amp;[.N28]&amp;[.O28]&amp;[.P28];2);16;4)" office:value-type="string" office:string-value="1249" calcext:value-type="string">
            <text:p>12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&amp;[.C29]" office:value-type="string" office:string-value="001101" calcext:value-type="string">
            <text:p>001101</text:p>
          </table:table-cell>
          <table:table-cell table:formula="of:=[.D29]&amp;[.E29]&amp;[.F29]&amp;[.G29]&amp;[.H29]&amp;[.I29]&amp;[.J29]&amp;[.K29]&amp;[.L29]&amp;[.M29]&amp;[.N29]&amp;[.O29]&amp;[.P29]" office:value-type="string" office:string-value="00000100000001" calcext:value-type="string">
            <text:p>00000100000001</text:p>
          </table:table-cell>
          <table:table-cell table:formula="of:=BASE(DECIMAL([.B29]&amp;[.C29];2); 16;2)" office:value-type="string" office:string-value="0D" calcext:value-type="string">
            <text:p>0D</text:p>
          </table:table-cell>
          <table:table-cell table:formula="of:=BASE(DECIMAL([.D29]&amp;[.E29]&amp;[.F29]&amp;[.G29]&amp;[.H29]&amp;[.I29]&amp;[.J29]&amp;[.K29]&amp;[.L29]&amp;[.M29]&amp;[.N29]&amp;[.O29]&amp;[.P29];2);16;4)" office:value-type="string" office:string-value="0101" calcext:value-type="string">
            <text:p>010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0]&amp;[.C30]" office:value-type="string" office:string-value="010001" calcext:value-type="string">
            <text:p>010001</text:p>
          </table:table-cell>
          <table:table-cell table:formula="of:=[.D30]&amp;[.E30]&amp;[.F30]&amp;[.G30]&amp;[.H30]&amp;[.I30]&amp;[.J30]&amp;[.K30]&amp;[.L30]&amp;[.M30]&amp;[.N30]&amp;[.O30]&amp;[.P30]" office:value-type="string" office:string-value="10001001000001" calcext:value-type="string">
            <text:p>10001001000001</text:p>
          </table:table-cell>
          <table:table-cell table:formula="of:=BASE(DECIMAL([.B30]&amp;[.C30];2); 16;2)" office:value-type="string" office:string-value="11" calcext:value-type="string">
            <text:p>11</text:p>
          </table:table-cell>
          <table:table-cell table:formula="of:=BASE(DECIMAL([.D30]&amp;[.E30]&amp;[.F30]&amp;[.G30]&amp;[.H30]&amp;[.I30]&amp;[.J30]&amp;[.K30]&amp;[.L30]&amp;[.M30]&amp;[.N30]&amp;[.O30]&amp;[.P30];2);16;4)" office:value-type="string" office:string-value="2241" calcext:value-type="string">
            <text:p>224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1]&amp;[.C31]" office:value-type="string" office:string-value="010101" calcext:value-type="string">
            <text:p>010101</text:p>
          </table:table-cell>
          <table:table-cell table:formula="of:=[.D31]&amp;[.E31]&amp;[.F31]&amp;[.G31]&amp;[.H31]&amp;[.I31]&amp;[.J31]&amp;[.K31]&amp;[.L31]&amp;[.M31]&amp;[.N31]&amp;[.O31]&amp;[.P31]" office:value-type="string" office:string-value="11001000000101" calcext:value-type="string">
            <text:p>11001000000101</text:p>
          </table:table-cell>
          <table:table-cell table:formula="of:=BASE(DECIMAL([.B31]&amp;[.C31];2); 16;2)" office:value-type="string" office:string-value="15" calcext:value-type="string">
            <text:p>15</text:p>
          </table:table-cell>
          <table:table-cell table:formula="of:=BASE(DECIMAL([.D31]&amp;[.E31]&amp;[.F31]&amp;[.G31]&amp;[.H31]&amp;[.I31]&amp;[.J31]&amp;[.K31]&amp;[.L31]&amp;[.M31]&amp;[.N31]&amp;[.O31]&amp;[.P31];2);16;4)" office:value-type="string" office:string-value="3205" calcext:value-type="string">
            <text:p>320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&amp;[.C32]" office:value-type="string" office:string-value="011001" calcext:value-type="string">
            <text:p>011001</text:p>
          </table:table-cell>
          <table:table-cell table:formula="of:=[.D32]&amp;[.E32]&amp;[.F32]&amp;[.G32]&amp;[.H32]&amp;[.I32]&amp;[.J32]&amp;[.K32]&amp;[.L32]&amp;[.M32]&amp;[.N32]&amp;[.O32]&amp;[.P32]" office:value-type="string" office:string-value="00001001000001" calcext:value-type="string">
            <text:p>00001001000001</text:p>
          </table:table-cell>
          <table:table-cell table:formula="of:=BASE(DECIMAL([.B32]&amp;[.C32];2); 16;2)" office:value-type="string" office:string-value="19" calcext:value-type="string">
            <text:p>19</text:p>
          </table:table-cell>
          <table:table-cell table:formula="of:=BASE(DECIMAL([.D32]&amp;[.E32]&amp;[.F32]&amp;[.G32]&amp;[.H32]&amp;[.I32]&amp;[.J32]&amp;[.K32]&amp;[.L32]&amp;[.M32]&amp;[.N32]&amp;[.O32]&amp;[.P32];2);16;4)" office:value-type="string" office:string-value="0241" calcext:value-type="string">
            <text:p>02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3]&amp;[.C33]" office:value-type="string" office:string-value="011101" calcext:value-type="string">
            <text:p>011101</text:p>
          </table:table-cell>
          <table:table-cell table:formula="of:=[.D33]&amp;[.E33]&amp;[.F33]&amp;[.G33]&amp;[.H33]&amp;[.I33]&amp;[.J33]&amp;[.K33]&amp;[.L33]&amp;[.M33]&amp;[.N33]&amp;[.O33]&amp;[.P33]" office:value-type="string" office:string-value="00000010000000" calcext:value-type="string">
            <text:p>00000010000000</text:p>
          </table:table-cell>
          <table:table-cell table:formula="of:=BASE(DECIMAL([.B33]&amp;[.C33];2); 16;2)" office:value-type="string" office:string-value="1D" calcext:value-type="string">
            <text:p>1D</text:p>
          </table:table-cell>
          <table:table-cell table:formula="of:=BASE(DECIMAL([.D33]&amp;[.E33]&amp;[.F33]&amp;[.G33]&amp;[.H33]&amp;[.I33]&amp;[.J33]&amp;[.K33]&amp;[.L33]&amp;[.M33]&amp;[.N33]&amp;[.O33]&amp;[.P33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4]&amp;[.C34]" office:value-type="string" office:string-value="011110" calcext:value-type="string">
            <text:p>011110</text:p>
          </table:table-cell>
          <table:table-cell table:formula="of:=[.D34]&amp;[.E34]&amp;[.F34]&amp;[.G34]&amp;[.H34]&amp;[.I34]&amp;[.J34]&amp;[.K34]&amp;[.L34]&amp;[.M34]&amp;[.N34]&amp;[.O34]&amp;[.P34]" office:value-type="string" office:string-value="10101001000001" calcext:value-type="string">
            <text:p>10101001000001</text:p>
          </table:table-cell>
          <table:table-cell table:formula="of:=BASE(DECIMAL([.B34]&amp;[.C34];2); 16;2)" office:value-type="string" office:string-value="1E" calcext:value-type="string">
            <text:p>1E</text:p>
          </table:table-cell>
          <table:table-cell table:formula="of:=BASE(DECIMAL([.D34]&amp;[.E34]&amp;[.F34]&amp;[.G34]&amp;[.H34]&amp;[.I34]&amp;[.J34]&amp;[.K34]&amp;[.L34]&amp;[.M34]&amp;[.N34]&amp;[.O34]&amp;[.P34];2);16;4)" office:value-type="string" office:string-value="2A41" calcext:value-type="string">
            <text:p>2A41</text:p>
          </table:table-cell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6]&amp;[.C36]" office:value-type="string" office:string-value="100001" calcext:value-type="string">
            <text:p>100001</text:p>
          </table:table-cell>
          <table:table-cell table:formula="of:=[.D36]&amp;[.E36]&amp;[.F36]&amp;[.G36]&amp;[.H36]&amp;[.I36]&amp;[.J36]&amp;[.K36]&amp;[.L36]&amp;[.M36]&amp;[.N36]&amp;[.O36]&amp;[.P36]" office:value-type="string" office:string-value="00000010000000" calcext:value-type="string">
            <text:p>00000010000000</text:p>
          </table:table-cell>
          <table:table-cell table:formula="of:=BASE(DECIMAL([.B36]&amp;[.C36];2); 16;2)" office:value-type="string" office:string-value="21" calcext:value-type="string">
            <text:p>21</text:p>
          </table:table-cell>
          <table:table-cell table:formula="of:=BASE(DECIMAL([.D36]&amp;[.E36]&amp;[.F36]&amp;[.G36]&amp;[.H36]&amp;[.I36]&amp;[.J36]&amp;[.K36]&amp;[.L36]&amp;[.M36]&amp;[.N36]&amp;[.O36]&amp;[.P36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7]&amp;[.C37]" office:value-type="string" office:string-value="100010" calcext:value-type="string">
            <text:p>100010</text:p>
          </table:table-cell>
          <table:table-cell table:formula="of:=[.D37]&amp;[.E37]&amp;[.F37]&amp;[.G37]&amp;[.H37]&amp;[.I37]&amp;[.J37]&amp;[.K37]&amp;[.L37]&amp;[.M37]&amp;[.N37]&amp;[.O37]&amp;[.P37]" office:value-type="string" office:string-value="00100010000000" calcext:value-type="string">
            <text:p>00100010000000</text:p>
          </table:table-cell>
          <table:table-cell table:formula="of:=BASE(DECIMAL([.B37]&amp;[.C37];2); 16;2)" office:value-type="string" office:string-value="22" calcext:value-type="string">
            <text:p>22</text:p>
          </table:table-cell>
          <table:table-cell table:formula="of:=BASE(DECIMAL([.D37]&amp;[.E37]&amp;[.F37]&amp;[.G37]&amp;[.H37]&amp;[.I37]&amp;[.J37]&amp;[.K37]&amp;[.L37]&amp;[.M37]&amp;[.N37]&amp;[.O37]&amp;[.P37];2);16;4)" office:value-type="string" office:string-value="0880" calcext:value-type="string">
            <text:p>088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&amp;[.C38]" office:value-type="string" office:string-value="100011" calcext:value-type="string">
            <text:p>100011</text:p>
          </table:table-cell>
          <table:table-cell table:formula="of:=[.D38]&amp;[.E38]&amp;[.F38]&amp;[.G38]&amp;[.H38]&amp;[.I38]&amp;[.J38]&amp;[.K38]&amp;[.L38]&amp;[.M38]&amp;[.N38]&amp;[.O38]&amp;[.P38]" office:value-type="string" office:string-value="00101001000001" calcext:value-type="string">
            <text:p>00101001000001</text:p>
          </table:table-cell>
          <table:table-cell table:formula="of:=BASE(DECIMAL([.B38]&amp;[.C38];2); 16;2)" office:value-type="string" office:string-value="23" calcext:value-type="string">
            <text:p>23</text:p>
          </table:table-cell>
          <table:table-cell table:formula="of:=BASE(DECIMAL([.D38]&amp;[.E38]&amp;[.F38]&amp;[.G38]&amp;[.H38]&amp;[.I38]&amp;[.J38]&amp;[.K38]&amp;[.L38]&amp;[.M38]&amp;[.N38]&amp;[.O38]&amp;[.P38];2);16;4)" office:value-type="string" office:string-value="0A41" calcext:value-type="string">
            <text:p>0A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9]&amp;[.C39]" office:value-type="string" office:string-value="100101" calcext:value-type="string">
            <text:p>100101</text:p>
          </table:table-cell>
          <table:table-cell table:formula="of:=[.D39]&amp;[.E39]&amp;[.F39]&amp;[.G39]&amp;[.H39]&amp;[.I39]&amp;[.J39]&amp;[.K39]&amp;[.L39]&amp;[.M39]&amp;[.N39]&amp;[.O39]&amp;[.P39]" office:value-type="string" office:string-value="00000010000000" calcext:value-type="string">
            <text:p>00000010000000</text:p>
          </table:table-cell>
          <table:table-cell table:formula="of:=BASE(DECIMAL([.B39]&amp;[.C39];2); 16;2)" office:value-type="string" office:string-value="25" calcext:value-type="string">
            <text:p>25</text:p>
          </table:table-cell>
          <table:table-cell table:formula="of:=BASE(DECIMAL([.D39]&amp;[.E39]&amp;[.F39]&amp;[.G39]&amp;[.H39]&amp;[.I39]&amp;[.J39]&amp;[.K39]&amp;[.L39]&amp;[.M39]&amp;[.N39]&amp;[.O39]&amp;[.P39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40]&amp;[.C40]" office:value-type="string" office:string-value="100110" calcext:value-type="string">
            <text:p>100110</text:p>
          </table:table-cell>
          <table:table-cell table:formula="of:=[.D40]&amp;[.E40]&amp;[.F40]&amp;[.G40]&amp;[.H40]&amp;[.I40]&amp;[.J40]&amp;[.K40]&amp;[.L40]&amp;[.M40]&amp;[.N40]&amp;[.O40]&amp;[.P40]" office:value-type="string" office:string-value="00100010000000" calcext:value-type="string">
            <text:p>00100010000000</text:p>
          </table:table-cell>
          <table:table-cell table:formula="of:=BASE(DECIMAL([.B40]&amp;[.C40];2); 16;2)" office:value-type="string" office:string-value="26" calcext:value-type="string">
            <text:p>26</text:p>
          </table:table-cell>
          <table:table-cell table:formula="of:=BASE(DECIMAL([.D40]&amp;[.E40]&amp;[.F40]&amp;[.G40]&amp;[.H40]&amp;[.I40]&amp;[.J40]&amp;[.K40]&amp;[.L40]&amp;[.M40]&amp;[.N40]&amp;[.O40]&amp;[.P40];2);16;4)" office:value-type="string" office:string-value="0880" calcext:value-type="string">
            <text:p>088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100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1]&amp;[.C41]" office:value-type="string" office:string-value="100111" calcext:value-type="string">
            <text:p>100111</text:p>
          </table:table-cell>
          <table:table-cell table:formula="of:=[.D41]&amp;[.E41]&amp;[.F41]&amp;[.G41]&amp;[.H41]&amp;[.I41]&amp;[.J41]&amp;[.K41]&amp;[.L41]&amp;[.M41]&amp;[.N41]&amp;[.O41]&amp;[.P41]" office:value-type="string" office:string-value="11101000100001" calcext:value-type="string">
            <text:p>11101000100001</text:p>
          </table:table-cell>
          <table:table-cell table:formula="of:=BASE(DECIMAL([.B41]&amp;[.C41];2); 16;2)" office:value-type="string" office:string-value="27" calcext:value-type="string">
            <text:p>27</text:p>
          </table:table-cell>
          <table:table-cell table:formula="of:=BASE(DECIMAL([.D41]&amp;[.E41]&amp;[.F41]&amp;[.G41]&amp;[.H41]&amp;[.I41]&amp;[.J41]&amp;[.K41]&amp;[.L41]&amp;[.M41]&amp;[.N41]&amp;[.O41]&amp;[.P41];2);16;4)" office:value-type="string" office:string-value="3A21" calcext:value-type="string">
            <text:p>3A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2]&amp;[.C42]" office:value-type="string" office:string-value="101001" calcext:value-type="string">
            <text:p>101001</text:p>
          </table:table-cell>
          <table:table-cell table:formula="of:=[.D42]&amp;[.E42]&amp;[.F42]&amp;[.G42]&amp;[.H42]&amp;[.I42]&amp;[.J42]&amp;[.K42]&amp;[.L42]&amp;[.M42]&amp;[.N42]&amp;[.O42]&amp;[.P42]" office:value-type="string" office:string-value="00000010000010" calcext:value-type="string">
            <text:p>00000010000010</text:p>
          </table:table-cell>
          <table:table-cell table:formula="of:=BASE(DECIMAL([.B42]&amp;[.C42];2); 16;2)" office:value-type="string" office:string-value="29" calcext:value-type="string">
            <text:p>29</text:p>
          </table:table-cell>
          <table:table-cell table:formula="of:=BASE(DECIMAL([.D42]&amp;[.E42]&amp;[.F42]&amp;[.G42]&amp;[.H42]&amp;[.I42]&amp;[.J42]&amp;[.K42]&amp;[.L42]&amp;[.M42]&amp;[.N42]&amp;[.O42]&amp;[.P42];2);16;4)" office:value-type="string" office:string-value="0082" calcext:value-type="string">
            <text:p>00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3]&amp;[.C43]" office:value-type="string" office:string-value="101010" calcext:value-type="string">
            <text:p>101010</text:p>
          </table:table-cell>
          <table:table-cell table:formula="of:=[.D43]&amp;[.E43]&amp;[.F43]&amp;[.G43]&amp;[.H43]&amp;[.I43]&amp;[.J43]&amp;[.K43]&amp;[.L43]&amp;[.M43]&amp;[.N43]&amp;[.O43]&amp;[.P43]" office:value-type="string" office:string-value="01101000101001" calcext:value-type="string">
            <text:p>01101000101001</text:p>
          </table:table-cell>
          <table:table-cell table:formula="of:=BASE(DECIMAL([.B43]&amp;[.C43];2); 16;2)" office:value-type="string" office:string-value="2A" calcext:value-type="string">
            <text:p>2A</text:p>
          </table:table-cell>
          <table:table-cell table:formula="of:=BASE(DECIMAL([.D43]&amp;[.E43]&amp;[.F43]&amp;[.G43]&amp;[.H43]&amp;[.I43]&amp;[.J43]&amp;[.K43]&amp;[.L43]&amp;[.M43]&amp;[.N43]&amp;[.O43]&amp;[.P43];2);16;4)" office:value-type="string" office:string-value="1A29" calcext:value-type="string">
            <text:p>1A2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[.B44]&amp;[.C44]" office:value-type="string" office:string-value="101101" calcext:value-type="string">
            <text:p>101101</text:p>
          </table:table-cell>
          <table:table-cell table:formula="of:=[.D44]&amp;[.E44]&amp;[.F44]&amp;[.G44]&amp;[.H44]&amp;[.I44]&amp;[.J44]&amp;[.K44]&amp;[.L44]&amp;[.M44]&amp;[.N44]&amp;[.O44]&amp;[.P44]" office:value-type="string" office:string-value="00000010000000" calcext:value-type="string">
            <text:p>00000010000000</text:p>
          </table:table-cell>
          <table:table-cell table:formula="of:=BASE(DECIMAL([.B44]&amp;[.C44];2); 16;2)" office:value-type="string" office:string-value="2D" calcext:value-type="string">
            <text:p>2D</text:p>
          </table:table-cell>
          <table:table-cell table:formula="of:=BASE(DECIMAL([.D44]&amp;[.E44]&amp;[.F44]&amp;[.G44]&amp;[.H44]&amp;[.I44]&amp;[.J44]&amp;[.K44]&amp;[.L44]&amp;[.M44]&amp;[.N44]&amp;[.O44]&amp;[.P44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5]&amp;[.C45]" office:value-type="string" office:string-value="101110" calcext:value-type="string">
            <text:p>101110</text:p>
          </table:table-cell>
          <table:table-cell table:formula="of:=[.D45]&amp;[.E45]&amp;[.F45]&amp;[.G45]&amp;[.H45]&amp;[.I45]&amp;[.J45]&amp;[.K45]&amp;[.L45]&amp;[.M45]&amp;[.N45]&amp;[.O45]&amp;[.P45]" office:value-type="string" office:string-value="00100100000001" calcext:value-type="string">
            <text:p>00100100000001</text:p>
          </table:table-cell>
          <table:table-cell table:formula="of:=BASE(DECIMAL([.B45]&amp;[.C45];2); 16;2)" office:value-type="string" office:string-value="2E" calcext:value-type="string">
            <text:p>2E</text:p>
          </table:table-cell>
          <table:table-cell table:formula="of:=BASE(DECIMAL([.D45]&amp;[.E45]&amp;[.F45]&amp;[.G45]&amp;[.H45]&amp;[.I45]&amp;[.J45]&amp;[.K45]&amp;[.L45]&amp;[.M45]&amp;[.N45]&amp;[.O45]&amp;[.P45];2);16;4)" office:value-type="string" office:string-value="0901" calcext:value-type="string">
            <text:p>090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[.B46]&amp;[.C46]" office:value-type="string" office:string-value="110001" calcext:value-type="string">
            <text:p>110001</text:p>
          </table:table-cell>
          <table:table-cell table:formula="of:=[.D46]&amp;[.E46]&amp;[.F46]&amp;[.G46]&amp;[.H46]&amp;[.I46]&amp;[.J46]&amp;[.K46]&amp;[.L46]&amp;[.M46]&amp;[.N46]&amp;[.O46]&amp;[.P46]" office:value-type="string" office:string-value="00000010000000" calcext:value-type="string">
            <text:p>00000010000000</text:p>
          </table:table-cell>
          <table:table-cell table:formula="of:=BASE(DECIMAL([.B46]&amp;[.C46];2); 16;2)" office:value-type="string" office:string-value="31" calcext:value-type="string">
            <text:p>31</text:p>
          </table:table-cell>
          <table:table-cell table:formula="of:=BASE(DECIMAL([.D46]&amp;[.E46]&amp;[.F46]&amp;[.G46]&amp;[.H46]&amp;[.I46]&amp;[.J46]&amp;[.K46]&amp;[.L46]&amp;[.M46]&amp;[.N46]&amp;[.O46]&amp;[.P46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1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formula="of:=[.B47]&amp;[.C47]" office:value-type="string" office:string-value="110010" calcext:value-type="string">
            <text:p>110010</text:p>
          </table:table-cell>
          <table:table-cell table:formula="of:=[.D47]&amp;[.E47]&amp;[.F47]&amp;[.G47]&amp;[.H47]&amp;[.I47]&amp;[.J47]&amp;[.K47]&amp;[.L47]&amp;[.M47]&amp;[.N47]&amp;[.O47]&amp;[.P47]" office:value-type="string" office:string-value="10101000100001" calcext:value-type="string">
            <text:p>10101000100001</text:p>
          </table:table-cell>
          <table:table-cell table:formula="of:=BASE(DECIMAL([.B47]&amp;[.C47];2); 16;2)" office:value-type="string" office:string-value="32" calcext:value-type="string">
            <text:p>32</text:p>
          </table:table-cell>
          <table:table-cell table:formula="of:=BASE(DECIMAL([.D47]&amp;[.E47]&amp;[.F47]&amp;[.G47]&amp;[.H47]&amp;[.I47]&amp;[.J47]&amp;[.K47]&amp;[.L47]&amp;[.M47]&amp;[.N47]&amp;[.O47]&amp;[.P47];2);16;4)" office:value-type="string" office:string-value="2A21" calcext:value-type="string">
            <text:p>2A2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[.B48]&amp;[.C48]" office:value-type="string" office:string-value="110101" calcext:value-type="string">
            <text:p>110101</text:p>
          </table:table-cell>
          <table:table-cell table:formula="of:=[.D48]&amp;[.E48]&amp;[.F48]&amp;[.G48]&amp;[.H48]&amp;[.I48]&amp;[.J48]&amp;[.K48]&amp;[.L48]&amp;[.M48]&amp;[.N48]&amp;[.O48]&amp;[.P48]" office:value-type="string" office:string-value="00000010000000" calcext:value-type="string">
            <text:p>00000010000000</text:p>
          </table:table-cell>
          <table:table-cell table:formula="of:=BASE(DECIMAL([.B48]&amp;[.C48];2); 16;2)" office:value-type="string" office:string-value="35" calcext:value-type="string">
            <text:p>35</text:p>
          </table:table-cell>
          <table:table-cell table:formula="of:=BASE(DECIMAL([.D48]&amp;[.E48]&amp;[.F48]&amp;[.G48]&amp;[.H48]&amp;[.I48]&amp;[.J48]&amp;[.K48]&amp;[.L48]&amp;[.M48]&amp;[.N48]&amp;[.O48]&amp;[.P48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9]&amp;[.C49]" office:value-type="string" office:string-value="110110" calcext:value-type="string">
            <text:p>110110</text:p>
          </table:table-cell>
          <table:table-cell table:formula="of:=[.D49]&amp;[.E49]&amp;[.F49]&amp;[.G49]&amp;[.H49]&amp;[.I49]&amp;[.J49]&amp;[.K49]&amp;[.L49]&amp;[.M49]&amp;[.N49]&amp;[.O49]&amp;[.P49]" office:value-type="string" office:string-value="00101000000101" calcext:value-type="string">
            <text:p>00101000000101</text:p>
          </table:table-cell>
          <table:table-cell table:formula="of:=BASE(DECIMAL([.B49]&amp;[.C49];2); 16;2)" office:value-type="string" office:string-value="36" calcext:value-type="string">
            <text:p>36</text:p>
          </table:table-cell>
          <table:table-cell table:formula="of:=BASE(DECIMAL([.D49]&amp;[.E49]&amp;[.F49]&amp;[.G49]&amp;[.H49]&amp;[.I49]&amp;[.J49]&amp;[.K49]&amp;[.L49]&amp;[.M49]&amp;[.N49]&amp;[.O49]&amp;[.P49];2);16;4)" office:value-type="string" office:string-value="0A05" calcext:value-type="string">
            <text:p>0A0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[.B50]&amp;[.C50]" office:value-type="string" office:string-value="111001" calcext:value-type="string">
            <text:p>111001</text:p>
          </table:table-cell>
          <table:table-cell table:formula="of:=[.D50]&amp;[.E50]&amp;[.F50]&amp;[.G50]&amp;[.H50]&amp;[.I50]&amp;[.J50]&amp;[.K50]&amp;[.L50]&amp;[.M50]&amp;[.N50]&amp;[.O50]&amp;[.P50]" office:value-type="string" office:string-value="00000010000000" calcext:value-type="string">
            <text:p>00000010000000</text:p>
          </table:table-cell>
          <table:table-cell table:formula="of:=BASE(DECIMAL([.B50]&amp;[.C50];2); 16;2)" office:value-type="string" office:string-value="39" calcext:value-type="string">
            <text:p>39</text:p>
          </table:table-cell>
          <table:table-cell table:formula="of:=BASE(DECIMAL([.D50]&amp;[.E50]&amp;[.F50]&amp;[.G50]&amp;[.H50]&amp;[.I50]&amp;[.J50]&amp;[.K50]&amp;[.L50]&amp;[.M50]&amp;[.N50]&amp;[.O50]&amp;[.P50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11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1]&amp;[.C51]" office:value-type="string" office:string-value="111010" calcext:value-type="string">
            <text:p>111010</text:p>
          </table:table-cell>
          <table:table-cell table:formula="of:=[.D51]&amp;[.E51]&amp;[.F51]&amp;[.G51]&amp;[.H51]&amp;[.I51]&amp;[.J51]&amp;[.K51]&amp;[.L51]&amp;[.M51]&amp;[.N51]&amp;[.O51]&amp;[.P51]" office:value-type="string" office:string-value="10111001000001" calcext:value-type="string">
            <text:p>10111001000001</text:p>
          </table:table-cell>
          <table:table-cell table:formula="of:=BASE(DECIMAL([.B51]&amp;[.C51];2); 16;2)" office:value-type="string" office:string-value="3A" calcext:value-type="string">
            <text:p>3A</text:p>
          </table:table-cell>
          <table:table-cell table:formula="of:=BASE(DECIMAL([.D51]&amp;[.E51]&amp;[.F51]&amp;[.G51]&amp;[.H51]&amp;[.I51]&amp;[.J51]&amp;[.K51]&amp;[.L51]&amp;[.M51]&amp;[.N51]&amp;[.O51]&amp;[.P51];2);16;4)" office:value-type="string" office:string-value="2E41" calcext:value-type="string">
            <text:p>2E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52]&amp;[.C52]" office:value-type="string" office:string-value="111101" calcext:value-type="string">
            <text:p>111101</text:p>
          </table:table-cell>
          <table:table-cell table:formula="of:=[.D52]&amp;[.E52]&amp;[.F52]&amp;[.G52]&amp;[.H52]&amp;[.I52]&amp;[.J52]&amp;[.K52]&amp;[.L52]&amp;[.M52]&amp;[.N52]&amp;[.O52]&amp;[.P52]" office:value-type="string" office:string-value="00000010000000" calcext:value-type="string">
            <text:p>00000010000000</text:p>
          </table:table-cell>
          <table:table-cell table:formula="of:=BASE(DECIMAL([.B52]&amp;[.C52];2); 16;2)" office:value-type="string" office:string-value="3D" calcext:value-type="string">
            <text:p>3D</text:p>
          </table:table-cell>
          <table:table-cell table:formula="of:=BASE(DECIMAL([.D52]&amp;[.E52]&amp;[.F52]&amp;[.G52]&amp;[.H52]&amp;[.I52]&amp;[.J52]&amp;[.K52]&amp;[.L52]&amp;[.M52]&amp;[.N52]&amp;[.O52]&amp;[.P52];2);16;4)" office:value-type="string" office:string-value="0080" calcext:value-type="string">
            <text:p>00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[.B53]&amp;[.C53]" office:value-type="string" office:string-value="111110" calcext:value-type="string">
            <text:p>111110</text:p>
          </table:table-cell>
          <table:table-cell table:formula="of:=[.D53]&amp;[.E53]&amp;[.F53]&amp;[.G53]&amp;[.H53]&amp;[.I53]&amp;[.J53]&amp;[.K53]&amp;[.L53]&amp;[.M53]&amp;[.N53]&amp;[.O53]&amp;[.P53]" office:value-type="string" office:string-value="00100010000000" calcext:value-type="string">
            <text:p>00100010000000</text:p>
          </table:table-cell>
          <table:table-cell table:formula="of:=BASE(DECIMAL([.B53]&amp;[.C53];2); 16;2)" office:value-type="string" office:string-value="3E" calcext:value-type="string">
            <text:p>3E</text:p>
          </table:table-cell>
          <table:table-cell table:formula="of:=BASE(DECIMAL([.D53]&amp;[.E53]&amp;[.F53]&amp;[.G53]&amp;[.H53]&amp;[.I53]&amp;[.J53]&amp;[.K53]&amp;[.L53]&amp;[.M53]&amp;[.N53]&amp;[.O53]&amp;[.P53];2);16;4)" office:value-type="string" office:string-value="0880" calcext:value-type="string">
            <text:p>088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4]&amp;[.C54]" office:value-type="string" office:string-value="111111" calcext:value-type="string">
            <text:p>111111</text:p>
          </table:table-cell>
          <table:table-cell table:formula="of:=[.D54]&amp;[.E54]&amp;[.F54]&amp;[.G54]&amp;[.H54]&amp;[.I54]&amp;[.J54]&amp;[.K54]&amp;[.L54]&amp;[.M54]&amp;[.N54]&amp;[.O54]&amp;[.P54]" office:value-type="string" office:string-value="10101001000001" calcext:value-type="string">
            <text:p>10101001000001</text:p>
          </table:table-cell>
          <table:table-cell table:formula="of:=BASE(DECIMAL([.B54]&amp;[.C54];2); 16;2)" office:value-type="string" office:string-value="3F" calcext:value-type="string">
            <text:p>3F</text:p>
          </table:table-cell>
          <table:table-cell table:formula="of:=BASE(DECIMAL([.D54]&amp;[.E54]&amp;[.F54]&amp;[.G54]&amp;[.H54]&amp;[.I54]&amp;[.J54]&amp;[.K54]&amp;[.L54]&amp;[.M54]&amp;[.N54]&amp;[.O54]&amp;[.P54];2);16;4)" office:value-type="string" office:string-value="2A41" calcext:value-type="string">
            <text:p>2A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.00.0000</text:date>, <text:time style:data-style-name="N2" text:time-value="12:14:54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6:01:06.721192123</meta:creation-date>
    <dc:date>2020-06-18T18:45:41.986000000</dc:date>
    <meta:editing-duration>PT4H49M23S</meta:editing-duration>
    <meta:editing-cycles>40</meta:editing-cycles>
    <meta:generator>LibreOffice/6.1.1.2$Windows_X86_64 LibreOffice_project/5d19a1bfa650b796764388cd8b33a5af1f5baa1b</meta:generator>
    <meta:document-statistic meta:table-count="1" meta:cell-count="761" meta:object-count="0"/>
  </office:meta>
</office:document-meta>
</file>